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2323C22B73B55616E1E.png" manifest:media-type="image/png"/>
  <manifest:file-entry manifest:full-path="Pictures/1000000000000320000001C2366B51D77F09CAF4.jpg" manifest:media-type="image/jpeg"/>
  <manifest:file-entry manifest:full-path="Pictures/10000000000003FE000002674C7991272F905172.jpg" manifest:media-type="image/jpeg"/>
  <manifest:file-entry manifest:full-path="Pictures/10000000000001410000009DE67A83D9E392970A.jpg" manifest:media-type="image/jpeg"/>
  <manifest:file-entry manifest:full-path="Pictures/10000000000001E00000013FF8A87672A91C8CEB.jpg" manifest:media-type="image/jpeg"/>
  <manifest:file-entry manifest:full-path="Pictures/10000000000004B0000003209C91ADA23A998D87.jpg" manifest:media-type="image/jpeg"/>
  <manifest:file-entry manifest:full-path="Pictures/10000000000003FE0000026704326BF9B0042FA9.jpg" manifest:media-type="image/jpeg"/>
  <manifest:file-entry manifest:full-path="Pictures/1000000000000258000001910ABAE7C50CDE3F15.jpg" manifest:media-type="image/jpeg"/>
  <manifest:file-entry manifest:full-path="Pictures/1000000000000898000004389E8D3D7AFC21816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58cm, 0cm, 2.27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972cm, 5.461cm, 8.671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cm, 0cm, 0cm, 0.599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364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35cm" svg:height="7.205cm" svg:x="-2.9cm" svg:y="21.701cm">
          <draw:image xlink:href="Pictures/10000000000001410000009DE67A83D9E392970A.jpg" xlink:type="simple" xlink:show="embed" xlink:actuate="onLoad">
            <text:p/>
          </draw:image>
        </draw:frame>
        <draw:frame draw:style-name="gr1" draw:text-style-name="P1" draw:layer="layout" svg:width="14.989cm" svg:height="9.992cm" svg:x="11.8cm" svg:y="21.701cm">
          <draw:image xlink:href="Pictures/10000000000004B0000003209C91ADA23A998D87.jpg" xlink:type="simple" xlink:show="embed" xlink:actuate="onLoad">
            <text:p/>
          </draw:image>
        </draw:frame>
        <draw:frame draw:style-name="gr2" draw:text-style-name="P1" draw:layer="layout" svg:width="15cm" svg:height="6.4cm" svg:x="11.8cm" svg:y="29.8cm">
          <draw:image xlink:href="Pictures/10000000000003FE0000026704326BF9B0042FA9.jpg" xlink:type="simple" xlink:show="embed" xlink:actuate="onLoad">
            <text:p/>
          </draw:image>
        </draw:frame>
        <draw:frame draw:style-name="gr3" draw:text-style-name="P1" draw:layer="layout" svg:width="18.165cm" svg:height="10.914cm" svg:x="12.417cm" svg:y="8.186cm">
          <draw:image xlink:href="Pictures/1000000000000898000004389E8D3D7AFC218165.jpg" xlink:type="simple" xlink:show="embed" xlink:actuate="onLoad">
            <text:p/>
          </draw:image>
        </draw:frame>
        <draw:frame draw:style-name="gr4" draw:text-style-name="P2" draw:layer="layout" svg:width="1.2cm" svg:height="0.962cm" svg:x="-2.7cm" svg:y="27.701cm">
          <draw:text-box>
            <text:p>a)</text:p>
          </draw:text-box>
        </draw:frame>
        <draw:frame draw:style-name="gr4" draw:text-style-name="P2" draw:layer="layout" svg:width="1.2cm" svg:height="0.962cm" svg:x="-2.7cm" svg:y="35.001cm">
          <draw:text-box>
            <text:p>c)</text:p>
          </draw:text-box>
        </draw:frame>
        <draw:frame draw:style-name="gr4" draw:text-style-name="P2" draw:layer="layout" svg:width="1.2cm" svg:height="0.962cm" svg:x="12cm" svg:y="35.001cm">
          <draw:text-box>
            <text:p>d)</text:p>
          </draw:text-box>
        </draw:frame>
        <draw:frame draw:style-name="gr5" draw:text-style-name="P1" draw:layer="layout" svg:width="15.061cm" svg:height="8.138cm" svg:x="11.775cm" svg:y="21.7cm">
          <draw:image xlink:href="Pictures/10000000000001E00000013FF8A87672A91C8CEB.jpg" xlink:type="simple" xlink:show="embed" xlink:actuate="onLoad">
            <text:p/>
          </draw:image>
        </draw:frame>
        <draw:frame draw:style-name="gr4" draw:text-style-name="P2" draw:layer="layout" svg:width="1.2cm" svg:height="0.962cm" svg:x="12cm" svg:y="27.701cm">
          <draw:text-box>
            <text:p>b)</text:p>
          </draw:text-box>
        </draw:frame>
        <draw:frame draw:style-name="gr6" draw:text-style-name="P3" draw:layer="layout" svg:width="19.589cm" svg:height="11.787cm" svg:x="-6.788cm" svg:y="-3.61cm">
          <draw:image xlink:href="Pictures/10000000000003FE000002674C7991272F905172.jpg" xlink:type="simple" xlink:show="embed" xlink:actuate="onLoad">
            <text:p/>
          </draw:image>
        </draw:frame>
        <draw:frame draw:style-name="gr6" draw:text-style-name="P3" draw:layer="layout" svg:width="17.763cm" svg:height="11.871cm" svg:x="12.7cm" svg:y="-3.651cm">
          <draw:image xlink:href="Pictures/1000000000000258000001910ABAE7C50CDE3F15.jpg" xlink:type="simple" xlink:show="embed" xlink:actuate="onLoad">
            <text:p/>
          </draw:image>
        </draw:frame>
        <draw:frame draw:style-name="gr6" draw:text-style-name="P3" draw:layer="layout" svg:width="19.484cm" svg:height="10.959cm" svg:x="-6.784cm" svg:y="8.141cm">
          <draw:image xlink:href="Pictures/1000000000000320000001C2366B51D77F09CAF4.jpg" xlink:type="simple" xlink:show="embed" xlink:actuate="onLoad">
            <text:p/>
          </draw:image>
        </draw:frame>
        <draw:frame draw:style-name="gr7" draw:text-style-name="P3" draw:layer="layout" svg:width="17.688cm" svg:height="11.82cm" svg:x="12.711cm" svg:y="-3.608cm">
          <draw:image xlink:href="Pictures/10000201000003E8000002323C22B73B55616E1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7T14:52:44.770472458</meta:creation-date>
    <dc:date>2021-06-03T10:30:33.221765576</dc:date>
    <meta:editing-duration>PT9H3M5S</meta:editing-duration>
    <meta:editing-cycles>9</meta:editing-cycles>
    <meta:generator>LibreOffice/5.1.6.2$Linux_X86_64 LibreOffice_project/10m0$Build-2</meta:generator>
    <meta:document-statistic meta:object-count="13"/>
  </office:meta>
</office:document-meta>
</file>